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70828" officeooo:paragraph-rsid="00070828" style:font-weight-asian="bold" style:font-weight-complex="bold"/>
    </style:style>
    <style:style style:name="P2" style:family="paragraph" style:parent-style-name="Standard" style:list-style-name="L1">
      <style:text-properties officeooo:paragraph-rsid="00035d39"/>
    </style:style>
    <style:style style:name="P3" style:family="paragraph" style:parent-style-name="Standard" style:list-style-name="L1">
      <style:text-properties officeooo:rsid="00035d39" officeooo:paragraph-rsid="00035d39"/>
    </style:style>
    <style:style style:name="P4" style:family="paragraph" style:parent-style-name="Standard" style:list-style-name="L1">
      <style:text-properties fo:font-weight="normal" officeooo:rsid="00035d39" officeooo:paragraph-rsid="00035d39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35d39" officeooo:paragraph-rsid="0005ae2a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35d39" officeooo:paragraph-rsid="0004fb1d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5ae2a" officeooo:paragraph-rsid="0005ae2a" style:font-weight-asian="normal" style:font-weight-complex="normal"/>
    </style:style>
    <style:style style:name="P8" style:family="paragraph" style:parent-style-name="Standard">
      <style:text-properties fo:font-weight="normal" officeooo:rsid="0005ae2a" officeooo:paragraph-rsid="0005ae2a" style:font-weight-asian="normal" style:font-weight-complex="normal"/>
    </style:style>
    <style:style style:name="P9" style:family="paragraph" style:parent-style-name="Standard">
      <style:text-properties fo:color="#ce181e" fo:font-weight="bold" officeooo:rsid="0002bafe" officeooo:paragraph-rsid="0007ef1e" style:font-weight-asian="bold" style:font-weight-complex="bold"/>
    </style:style>
    <style:style style:name="P10" style:family="paragraph" style:parent-style-name="Standard">
      <style:text-properties fo:color="#000000" fo:font-weight="normal" officeooo:rsid="0007ef1e" officeooo:paragraph-rsid="0007ef1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d39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5d39" style:font-weight-asian="bold" style:font-weight-complex="bold"/>
    </style:style>
    <style:style style:name="T5" style:family="text">
      <style:text-properties fo:font-weight="bold" officeooo:rsid="0004fb1d" style:font-weight-asian="bold" style:font-weight-complex="bold"/>
    </style:style>
    <style:style style:name="T6" style:family="text">
      <style:text-properties fo:font-weight="bold" officeooo:rsid="0005ae2a" style:font-weight-asian="bold" style:font-weight-complex="bold"/>
    </style:style>
    <style:style style:name="T7" style:family="text">
      <style:text-properties officeooo:rsid="0004fb1d"/>
    </style:style>
    <style:style style:name="T8" style:family="text">
      <style:text-properties officeooo:rsid="0005ae2a"/>
    </style:style>
    <style:style style:name="T9" style:family="text">
      <style:text-properties officeooo:rsid="0007ef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97404740" text:style-name="L1">
        <text:list-item>
          <text:p text:style-name="P2"><text:span text:style-name="T4">Missionary </text:span><text:span text:style-name="T2">is a christian who has been sent to a foreign country to teach people about Jesus Christ.</text:span></text:p>
        </text:list-item>
        <text:list-item>
          <text:p text:style-name="P3"><text:span text:style-name="T1">What was the first mission station to be established in Kenya? </text:span><text:span text:style-name="T3">Rabai</text:span></text:p>
        </text:list-item>
        <text:list-item>
          <text:p text:style-name="P4">Write two schools in Kenya where children with special needs are taught. <text:span text:style-name="T3">Mumias school and Thika school.</text:span></text:p>
        </text:list-item>
        <text:list-item>
          <text:p text:style-name="P4">State two contributions of the missionaries in Kenya. <text:span text:style-name="T3">Spreading Christianity and Constructing schools.</text:span></text:p>
        </text:list-item>
        <text:list-item>
          <text:p text:style-name="P4">Mention two <text:span text:style-name="T9">courses</text:span> offered in industrial centres. <text:span text:style-name="T3">Carpentry and Plumbing.<text:line-break/></text:span></text:p>
          <text:p text:style-name="P5"><text:s/></text:p>
        </text:list-item>
        <text:list-item>
          <text:p text:style-name="P7">C.M.S stands for </text:p>
        </text:list-item>
        <text:list-item>
          <text:p text:style-name="P6"><text:span text:style-name="T7">The missionary who translated the bible from English into Kiswahili was called </text:span><text:span text:style-name="T5">Dr.Ludwig Krapf</text:span></text:p>
        </text:list-item>
        <text:list-item>
          <text:p text:style-name="P6"><text:span text:style-name="T7">Which country did Dr.Luqwid Kraph and Johanneses Rebmann come from? </text:span><text:span text:style-name="T6">Germany</text:span></text:p>
        </text:list-item>
        <text:list-item>
          <text:p text:style-name="P6">“<text:span text:style-name="T8">Go thee to all people everywhere and make them disiples.”Who said these words? </text:span><text:span text:style-name="T6">Jesus</text:span></text:p>
        </text:list-item>
        <text:list-item>
          <text:p text:style-name="P7">Mention any two programmes in church by the youth. <text:span text:style-name="T3">Prayer group metting and HIV and AIDS counselling</text:span></text:p>
        </text:list-item>
      </text:list>
      <text:p text:style-name="P8"><text:span text:style-name="T3"/></text:p>
      <text:p text:style-name="P8"><text:span text:style-name="T3"/></text:p>
      <text:p text:style-name="P9">CORRECTIONS</text:p>
      <text:p text:style-name="P9"><text:span text:style-name="T3"/></text:p>
      <text:p text:style-name="P10">6. C.M.S stands for <text:span text:style-name="T3">Church Missionary Socie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70828" officeooo:paragraph-rsid="00070828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ART SCORE PG 543 PE3 (1-1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7:34:42.213788414</meta:creation-date>
    <dc:date>2020-05-29T08:17:18.983020455</dc:date>
    <meta:editing-duration>PT10M4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53" meta:character-count="928" meta:non-whitespace-character-count="795"/>
  </office:meta>
</office:document-meta>
</file>